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ff062" officeooo:paragraph-rsid="000ff062"/>
    </style:style>
    <style:style style:name="P2" style:family="paragraph" style:parent-style-name="Standard" style:list-style-name="L1">
      <style:text-properties officeooo:rsid="000ff062" officeooo:paragraph-rsid="000ff062"/>
    </style:style>
    <style:style style:name="P3" style:family="paragraph" style:parent-style-name="Standard" style:list-style-name="L2">
      <style:text-properties officeooo:rsid="000ff062" officeooo:paragraph-rsid="000ff062"/>
    </style:style>
    <style:style style:name="P4" style:family="paragraph" style:parent-style-name="Standard" style:list-style-name="L1">
      <style:text-properties officeooo:rsid="00130bfc" officeooo:paragraph-rsid="00130bfc"/>
    </style:style>
    <style:style style:name="P5" style:family="paragraph" style:parent-style-name="Standard">
      <style:text-properties officeooo:rsid="00161aff" officeooo:paragraph-rsid="00161aff"/>
    </style:style>
    <style:style style:name="P6" style:family="paragraph" style:parent-style-name="Standard" style:list-style-name="L3">
      <style:text-properties officeooo:rsid="00161aff" officeooo:paragraph-rsid="00161aff"/>
    </style:style>
    <style:style style:name="P7" style:family="paragraph" style:parent-style-name="Standard" style:list-style-name="L4">
      <style:text-properties officeooo:rsid="00161aff" officeooo:paragraph-rsid="00161aff"/>
    </style:style>
    <style:style style:name="P8" style:family="paragraph" style:parent-style-name="Standard" style:list-style-name="L4">
      <style:text-properties officeooo:paragraph-rsid="00161aff"/>
    </style:style>
    <style:style style:name="T1" style:family="text">
      <style:text-properties officeooo:rsid="0011818f"/>
    </style:style>
    <style:style style:name="T2" style:family="text">
      <style:text-properties officeooo:rsid="00161a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es el trazado</text:p>
      <text:p text:style-name="P1"><text:s/>se trata de reproducir sobre <text:s/>una superficie las medidas y marcas de referencias necesarias para el desarrollar los procesos de fabricación mecánica. Dibujar sobre el material lo que queremos conseguir.</text:p>
      <text:p text:style-name="P1"/>
      <text:p text:style-name="P1">Tipos de trazado:</text:p>
      <text:list text:style-name="L2">
        <text:list-item>
          <text:p text:style-name="P3">Trazado plano: se realiza en una sola cara, al igual que en papel.</text:p>
        </text:list-item>
        <text:list-item>
          <text:p text:style-name="P3">Trazado al aire (espacial): se realiza en las distintas caras del material a trabajar.</text:p>
        </text:list-item>
      </text:list>
      <text:p text:style-name="P1">Herramientas:</text:p>
      <text:list text:style-name="L1">
        <text:list-item>
          <text:p text:style-name="P2">Escuadra.</text:p>
        </text:list-item>
        <text:list-item>
          <text:p text:style-name="P2">Compas.</text:p>
        </text:list-item>
        <text:list-item>
          <text:p text:style-name="P2">Reglas.</text:p>
        </text:list-item>
        <text:list-item>
          <text:p text:style-name="P2">Puntas de trazar.</text:p>
        </text:list-item>
        <text:list-item>
          <text:p text:style-name="P2">Puntos de marcar<text:span text:style-name="T1">(Granete)</text:span>.</text:p>
        </text:list-item>
        <text:list-item>
          <text:p text:style-name="P2">Marmol de comprobacion.</text:p>
        </text:list-item>
        <text:list-item>
          <text:p text:style-name="P2">Gramiles.</text:p>
        </text:list-item>
        <text:list-item>
          <text:p text:style-name="P4">Bloque V</text:p>
          <text:p text:style-name="P4"/>
        </text:list-item>
      </text:list>
      <text:p text:style-name="P5">Tornillos</text:p>
      <text:list text:style-name="L3">
        <text:list-item>
          <text:p text:style-name="P6">Philips</text:p>
        </text:list-item>
        <text:list-item>
          <text:p text:style-name="P6">Pozidrive</text:p>
        </text:list-item>
        <text:list-item>
          <text:p text:style-name="P6">Tork(estriado)</text:p>
        </text:list-item>
        <text:list-item>
          <text:p text:style-name="P6">Allen</text:p>
        </text:list-item>
        <text:list-item>
          <text:p text:style-name="P6">cubo</text:p>
        </text:list-item>
      </text:list>
      <text:p text:style-name="P5">Proceso de arranque de viruta.</text:p>
      <text:p text:style-name="P5">Se refiere al mecanizado por arranque de viruta, donde se eliminan trozos de material mediante herramientas con filos perfectamente definidos.</text:p>
      <text:p text:style-name="P5"/>
      <text:p text:style-name="P5">Los mas habituales son:</text:p>
      <text:p text:style-name="P5"/>
      <text:list text:style-name="L4">
        <text:list-item>
          <text:p text:style-name="P7">Serrado: manual o mediante maquina, consiste en deslizar una hoja de sierra hacia delante y hacia abajo para logar el corte del material.</text:p>
          <text:p text:style-name="P7"/>
        </text:list-item>
        <text:list-item>
          <text:p text:style-name="P7">Limado: se utiliza para realizar ajustes al corte, por lo que precisa de una mano de obra especializada.</text:p>
          <text:p text:style-name="P7"/>
        </text:list-item>
        <text:list-item>
          <text:p text:style-name="P7">Taladrado: consiste en realizar agujeros circulares en una pieza. La herramienta llamada broca, accionada por el taladro gira para penetrar eliminando virutas del material a taladrar.</text:p>
          <text:p text:style-name="P7"/>
        </text:list-item>
        <text:list-item>
          <text:p text:style-name="P8"><text:span text:style-name="T2">Roscado: consiste en girar una herramienta de corte introduciendola en un agujero previo (Macho) </text:span>o girándola en torno a una varilla (terraja) sirviéndose de un utensilio para girarlas con facilidad llamado volvedor. 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0:23:18.352000000</meta:creation-date>
    <dc:date>2024-10-04T13:09:06.485000000</dc:date>
    <meta:editing-duration>PT1H35M31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2" meta:word-count="238" meta:character-count="1420" meta:non-whitespace-character-count="1230"/>
  </office:meta>
</office:document-meta>
</file>